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56d1" officeooo:paragraph-rsid="001e56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enin Badge: </text:p>
      <text:p text:style-name="P1"/>
      <text:p text:style-name="P1">&lt;div class="badge-base LI-profile-badge" data-locale="en_US" data-size="large" data-theme="light" data-type="HORIZONTAL" data-vanity="michaelhowardconstruction" data-version="v1"&gt;&lt;a class="badge-base__link LI-simple-link" href="https://ie.linkedin.com/in/michaelhowardconstruction?trk=profile-badge"&gt;MICHAEL HOWARD MCIOB&lt;/a&gt;&lt;/div&gt;</text:p>
      <text:p text:style-name="P1"/>
      <text:p text:style-name="P1">Substack: </text:p>
      <text:p text:style-name="P1"/>
      <text:p text:style-name="P1">https://substack.com/@michaelhowardmciob?utm_source=user-menu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4T05:28:37.535870381</meta:creation-date>
    <dc:date>2025-09-14T05:30:32.549884450</dc:date>
    <meta:editing-duration>PT1M55S</meta:editing-duration>
    <meta:editing-cycles>1</meta:editing-cycles>
    <meta:document-statistic meta:table-count="0" meta:image-count="0" meta:object-count="0" meta:page-count="1" meta:paragraph-count="4" meta:word-count="18" meta:character-count="417" meta:non-whitespace-character-count="401"/>
    <meta:generator>LibreOffice/7.3.7.2$Linux_X86_64 LibreOffice_project/30$Build-2</meta:generator>
  </office:meta>
</office:document-meta>
</file>